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2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.0618945362</text:p>
          </table:table-cell>
          <table:table-cell table:number-columns-repeated="2" office:value-type="float" office:value="0.219023577196304" calcext:value-type="float">
            <text:p>0.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running on my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  <table:table-cell table:style-name="Default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0:29:37.2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6T18:31:47.534000000</dc:date>
    <meta:editing-duration>P2DT6H42M2S</meta:editing-duration>
    <meta:editing-cycles>200</meta:editing-cycles>
    <meta:generator>LibreOffice/5.1.6.2$Windows_x86 LibreOffice_project/07ac168c60a517dba0f0d7bc7540f5afa45f0909</meta:generator>
    <meta:document-statistic meta:table-count="8" meta:cell-count="1672" meta:object-count="0"/>
  </office:meta>
</office:document-meta>
</file>